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Full1" table:style-name="ta1">
        <table:table-column table:style-name="co1" table:default-cell-style-name="ce1"/>
        <table:table-column table:style-name="co1" table:number-columns-repeated="8" table:default-cell-style-name="ce2"/>
        <table:table-column table:style-name="co1" table:number-columns-repeated="5" table:default-cell-style-name="Default"/>
        <table:table-column table:style-name="co1" table:number-columns-repeated="5" table:default-cell-style-name="ce2"/>
        <table:table-column table:style-name="co1" table:number-columns-repeated="36" table:default-cell-style-name="Default"/>
        <table:table-column table:style-name="co1" table:number-columns-repeated="9" table:default-cell-style-name="ce2"/>
        <table:table-row table:style-name="ro1">
          <table:table-cell office:value-type="float" office:value="1">
            <text:p>1</text:p>
          </table:table-cell>
          <table:table-cell table:number-columns-repeated="30" table:style-name="ce1" office:value-type="float" office:value="2">
            <text:p>2</text:p>
          </table:table-cell>
          <table:table-cell table:number-columns-repeated="24" office:value-type="float" office:value="0">
            <text:p>0</text:p>
          </table:table-cell>
          <table:table-cell table:number-columns-repeated="9"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1" table:style-name="ce2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" table:style-name="ce1" office:value-type="float" office:value="2">
            <text:p>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1" table:style-name="ce2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23"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3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3" office:value-type="float" office:value="0">
            <text:p>0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number-columns-repeated="5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13"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2" table:style-name="ce2" office:value-type="float" office:value="5">
            <text:p>5</text:p>
          </table:table-cell>
          <table:table-cell table:number-columns-repeated="24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number-columns-repeated="9" table:style-name="Default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36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number-columns-repeated="9" table:style-name="Default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36"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style-name="Default" office:value-type="float" office:value="0">
            <text:p>0</text:p>
          </table:table-cell>
        </table:table-row>
        <table:table-row table:style-name="ro1">
          <table:table-cell table:number-columns-repeated="9" table:style-name="Default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5" table:style-name="ce1" office:value-type="float" office:value="2">
            <text:p>2</text:p>
          </table:table-cell>
          <table:table-cell table:number-columns-repeated="5" office:value-type="float" office:value="5">
            <text:p>5</text:p>
          </table:table-cell>
        </table:table-row>
        <table:table-row table:style-name="ro1">
          <table:table-cell table:number-columns-repeated="9" table:style-name="Default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9" table:style-name="Default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9" table:style-name="Default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9" table:style-name="Default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9" table:style-name="Default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9" table:style-name="Default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9" table:style-name="Default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9" table:style-name="Default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9" table:style-name="Default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9" table:style-name="Default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9" table:style-name="Default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9" table:style-name="Default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9" table:style-name="Default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9" table:style-name="Default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9" table:style-name="Default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9" table:style-name="Default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9" table:style-name="Default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9" table:style-name="Default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table:number-columns-repeated="9" table:style-name="Default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9" table:style-name="ce1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5" table:style-name="ce1"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table:number-columns-repeated="16" table:style-name="ce1" office:value-type="float" office:value="2">
            <text:p>2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number-columns-repeated="5" table:style-name="ce2" office:value-type="float" office:value="5">
            <text:p>5</text:p>
          </table:table-cell>
          <table:table-cell table:number-columns-repeated="5" office:value-type="float" office:value="5">
            <text:p>5</text:p>
          </table:table-cell>
          <table:table-cell table:number-columns-repeated="36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8" office:value-type="float" office:value="5">
            <text:p>5</text:p>
          </table:table-cell>
          <table:table-cell table:style-name="ce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5" table:style-name="Default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1" table:style-name="ce2" office:value-type="float" office:value="5">
            <text:p>5</text:p>
          </table:table-cell>
          <table:table-cell table:number-columns-repeated="9" office:value-type="float" office:value="5">
            <text:p>5</text:p>
          </table:table-cell>
        </table:table-row>
        <table:table-row table:style-name="ro1" table:number-rows-repeated="3">
          <table:table-cell table:style-name="Default" table:number-columns-repeated="9"/>
          <table:table-cell table:number-columns-repeated="5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57">
            <text:p>57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59">
            <text:p>59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61">
            <text:p>61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64">
            <text:p>64</text:p>
          </table:table-cell>
        </table:table-row>
        <table:table-row table:style-name="ro1" table:number-rows-repeated="4">
          <table:table-cell table:style-name="Default" table:number-columns-repeated="9"/>
          <table:table-cell table:number-columns-repeated="5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style-name="Default"/>
          <table:table-cell table:style-name="Default" office:value-type="string">
            <text:p>Esquina 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style-name="Default"/>
          <table:table-cell table:style-name="Default" office:value-type="string">
            <text:p>Muro derech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Default"/>
          <table:table-cell table:style-name="Default" office:value-type="string">
            <text:p>Puerta derech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style-name="Default"/>
          <table:table-cell table:style-name="Default" office:value-type="string">
            <text:p>Column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Default"/>
          <table:table-cell table:style-name="Default" office:value-type="string">
            <text:p>suelo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style-name="Default"/>
          <table:table-cell table:style-name="Default" office:value-type="string">
            <text:p>Muro izquierd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Default"/>
          <table:table-cell table:style-name="Default" office:value-type="string">
            <text:p>puerta izquierd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Default"/>
          <table:table-cell table:style-name="Default" office:value-type="string">
            <text:p>foso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5"/>
          <table:table-cell table:number-columns-repeated="36"/>
          <table:table-cell table:style-name="Default"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18/12/2014</text:date>, <text:time>00:22:17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8T00:22:17.93</dc:date>
    <meta:editing-duration>PT1H20M45S</meta:editing-duration>
    <meta:editing-cycles>18</meta:editing-cycles>
    <meta:generator>OpenOffice/4.1.1$Win32 OpenOffice.org_project/411m6$Build-9775</meta:generator>
    <meta:document-statistic meta:table-count="1" meta:cell-count="4176" meta:object-count="0"/>
  </office:meta>
</office:document-meta>
</file>